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ntarell" svg:font-family="Cantarell" style:font-pitch="variable"/>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Standard">
      <style:paragraph-properties fo:text-align="justify" style:justify-single-word="false"/>
      <style:text-properties style:font-name="Cantarell" fo:font-size="12pt" style:font-size-asian="12pt" style:font-size-complex="12pt"/>
    </style:style>
    <style:style style:name="P2" style:family="paragraph" style:parent-style-name="Standard">
      <style:paragraph-properties fo:text-align="justify" style:justify-single-word="false"/>
      <style:text-properties style:font-name="Cantarell" fo:font-size="12pt" fo:font-style="italic" style:font-size-asian="12pt" style:font-style-asian="italic" style:font-size-complex="12pt" style:font-style-complex="italic"/>
    </style:style>
    <style:style style:name="P3" style:family="paragraph" style:parent-style-name="Standard">
      <style:paragraph-properties fo:text-align="justify" style:justify-single-word="false"/>
      <style:text-properties style:font-name="Cantarell"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justify" style:justify-single-word="false"/>
      <style:text-properties style:font-name="Cantarell" fo:font-size="12pt" style:font-size-asian="12pt" style:font-size-complex="12pt"/>
    </style:style>
    <style:style style:name="P6" style:family="paragraph" style:parent-style-name="Standard" style:list-style-name="L3">
      <style:paragraph-properties fo:text-align="justify" style:justify-single-word="false"/>
      <style:text-properties style:font-name="Cantarell" fo:font-size="12pt" style:font-size-asian="12pt" style:font-size-complex="12pt"/>
    </style:style>
    <style:style style:name="P7" style:family="paragraph" style:parent-style-name="Standard" style:list-style-name="L4">
      <style:paragraph-properties fo:text-align="justify" style:justify-single-word="false"/>
      <style:text-properties style:font-name="Cantarell" fo:font-size="12pt" style:font-size-asian="12pt" style:font-size-complex="12pt"/>
    </style:style>
    <style:style style:name="P8" style:family="paragraph" style:parent-style-name="Standard" style:list-style-name="L5">
      <style:paragraph-properties fo:text-align="justify" style:justify-single-word="false"/>
      <style:text-properties style:font-name="Cantarell" fo:font-size="12pt" style:font-size-asian="12pt" style:font-size-complex="12pt"/>
    </style:style>
    <style:style style:name="P9" style:family="paragraph" style:parent-style-name="Standard" style:list-style-name="L6">
      <style:paragraph-properties fo:text-align="justify" style:justify-single-word="false"/>
      <style:text-properties style:font-name="Cantarell" fo:font-size="12pt" style:font-size-asian="12pt" style:font-size-complex="12pt"/>
    </style:style>
    <style:style style:name="P10" style:family="paragraph" style:parent-style-name="Standard" style:list-style-name="L2">
      <style:paragraph-properties fo:text-align="justify" style:justify-single-word="false"/>
    </style:style>
    <style:style style:name="P11" style:family="paragraph" style:parent-style-name="Standard" style:list-style-name="L3">
      <style:paragraph-properties fo:text-align="justify" style:justify-single-word="false"/>
    </style:style>
    <style:style style:name="P12" style:family="paragraph" style:parent-style-name="Standard" style:list-style-name="L5">
      <style:paragraph-properties fo:text-align="justify" style:justify-single-word="false"/>
    </style:style>
    <style:style style:name="T1" style:family="text">
      <style:text-properties style:font-name="Cantarell" fo:font-size="12pt" style:font-size-asian="12pt" style:font-size-complex="12pt"/>
    </style:style>
    <style:style style:name="T2" style:family="text">
      <style:text-properties style:font-name="Cantarell" fo:font-size="12pt" fo:font-weight="bold" style:font-size-asian="12pt" style:font-weight-asian="bold" style:font-size-complex="12pt" style:font-weight-complex="bold"/>
    </style:style>
    <style:style style:name="T3" style:family="text">
      <style:text-properties style:font-name="Cantarell"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style:font-name="Cantarell" fo:font-size="12pt" fo:font-style="italic" style:font-size-asian="12pt" style:font-style-asian="italic" style:font-size-complex="12pt" style:font-style-complex="italic"/>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Cooperativa L'istrice </text:span>– <text:span text:style-name="T6">Regolamento interno</text:span></text:p>
      <text:p text:style-name="P2"/>
      <text:p text:style-name="P1"><text:span text:style-name="T5">Premessa</text:span> </text:p>
      <text:list xml:id="list131272752858337663" text:style-name="L1">
        <text:list-item>
          <text:p text:style-name="P5">Il presente regolamento interno è stato approvato dall’assemblea della Cooperativa in data 1-09-2018 ai sensi dell’articolo 6 della Legge 3-4-2001 n. 142 ed entra in vigore dal giorno 2-09-2018. Potrà essere modificato con delibera dell’assemblea ordinaria dei soci. Esso verrà depositato, entro 30 giorni, presso la Direzione Provinciale del Lavoro di Genova. </text:p>
        </text:list-item>
        <text:list-item>
          <text:p text:style-name="P5">Per quanto non previsto dal presente regolamento si farà riferimento allo statuto, alle delibere degli organi sociali, alle disposizioni di legge applicabili.</text:p>
          <text:p text:style-name="P5"><text:s/></text:p>
        </text:list-item>
      </text:list>
      <text:p text:style-name="P3">Articolo 1.</text:p>
      <text:p text:style-name="P3"/>
      <text:list xml:id="list9165072639490817154" text:style-name="L2">
        <text:list-item>
          <text:p text:style-name="P10"><text:span text:style-name="T1">Il Regolamento interno della </text:span><text:span text:style-name="T2">cooperativa l'istrice </text:span><text:span text:style-name="T1">è scritto e approvato allo scopo di ordinare l’attività dei Soci per poter meglio raggiungere le finalità generali indicate dallo Statuto. </text:span></text:p>
        </text:list-item>
      </text:list>
      <text:list xml:id="list8706688498929184075" text:style-name="L3">
        <text:list-header>
          <text:p text:style-name="P11"><text:span text:style-name="T1">I valori di fondo cui la cooperativa si ispira sono principalmente </text:span><text:span text:style-name="T4">responsabilita' individuale e solidarieta</text:span><text:span text:style-name="T1">', e si esprimono insieme nel </text:span><text:span text:style-name="T3">mutuo soccorso</text:span><text:span text:style-name="T1">. Il terreno di azione della cooperativa e' il lavoro, espressione di responsabilita' individuale e solidarieta'. <text:s text:c="4"/></text:span></text:p>
          <text:p text:style-name="P6"><text:s/></text:p>
        </text:list-header>
        <text:list-item>
          <text:p text:style-name="P6">collaborazione e responsabilità costituiscono i riferimenti irrinunciabili perché il lavoro cooperativo possa avvenire in un contesto caratterizzato da uno spirito di fondo originale perché favorevole, positivo e non alienante nei confronti delle persone. </text:p>
        </text:list-item>
      </text:list>
      <text:p text:style-name="P1"/>
      <text:p text:style-name="P3">Articolo 2. Ammissione dei soci. </text:p>
      <text:p text:style-name="P1"><text:s/></text:p>
      <text:list xml:id="list8232481686192723321" text:style-name="L4">
        <text:list-item>
          <text:p text:style-name="P7">Per le modalità di ammissione del Socio, in aggiunta a quanto già espresso dall’articolo 6 dello Statuto, il Consiglio di Amministrazione può richiedere all’aspirante Socio tutte le ulteriori informazioni e i documenti che riterrà opportuni, nel rispetto delle normative vigenti.</text:p>
        </text:list-item>
        <text:list-item>
          <text:p text:style-name="P7">Il Presidente o un suo delegato potrà altresì effettuare colloqui preliminari per verificare la disponibilità del Socio a condividere i principi che sono alla base della Cooperativa stessa. </text:p>
        </text:list-item>
      </text:list>
      <text:p text:style-name="P1"/>
      <text:p text:style-name="P3">Articolo 3. Tipologie di soci lavoratori</text:p>
      <text:p text:style-name="P3"/>
      <text:list xml:id="list292913367629779102" text:style-name="L5">
        <text:list-item>
          <text:p text:style-name="P8">I soci lavoratori della cooperativa:</text:p>
          <text:p text:style-name="P8">a) concorrono alla gestione dell’impresa partecipando alla formazione degli organi sociali e alla definizione della struttura di direzione e conduzione dell’impresa; </text:p>
          <text:p text:style-name="P8">b) partecipano all'elaborazione di programmi di sviluppo e alle decisioni concernenti le scelte strategiche, nonché alla realizzazione dei processi produttivi dell’azienda; </text:p>
          <text:p text:style-name="P8">c) contribuiscono alla formazione del capitale sociale e partecipano al rischio d’impresa, ai risultati economici ed alle decisioni sulla loro destinazione; </text:p>
          <text:p text:style-name="P12"><text:span text:style-name="T1">d) mettono a disposizione le proprie capacità professionali anche in relazione al tipo e </text:span><text:span text:style-name="T1">allo stato dell’attività svolta, nonché alla quantità delle prestazioni di lavoro disponibili per la cooperativa stessa. </text:span></text:p>
          <text:p text:style-name="P8"/>
        </text:list-item>
        <text:list-item>
          <text:p text:style-name="P8">Tra socio e cooperativa potrà essere instaurato esclusivamente il tipo di contratto di lavoro proprio del lavoratore autonomo, che prevede l'assenza di vincoli di subordinazione o gerarchia tra i soci e tra i soci e la cooperativa stessa. Potra' essere a titolo di esempio utilizzato dalla cooperativa il contratto d'opera ex.art.2222 del codice civile, come anche illustrato nello Statuto. <text:s/></text:p>
          <text:p text:style-name="P8"/>
        </text:list-item>
      </text:list>
      <text:p text:style-name="P3"><text:soft-page-break/>Articolo 4. Sulla tipologia del contratto di lavoro</text:p>
      <text:p text:style-name="P1"><text:s/></text:p>
      <text:list xml:id="list6481771911900632866" text:style-name="L6">
        <text:list-item>
          <text:p text:style-name="P9">L’individuazione del tipo di contratto di lavoro (in ogni caso, sempre non di tipo dipendente) tra socio e cooperativa deve essere operata in funzione del raggiungimento degli scopi sociali tenuto conto: -del contesto operativo dove la prestazione verrà effettuata; -del possesso da parte del socio delle professionalità richieste; -del possesso da parte del socio degli eventuali titoli e/o iscrizioni ad albi, elenchi, ordini ecc.; -delle caratteristiche, delle modalità e dell’organizzazione con cui si svolgerà il rapporto di lavoro; -del tipo di lavoro disponibile nella cooperativa.</text:p>
          <text:p text:style-name="P9"/>
        </text:list-item>
      </text:list>
      <text:p text:style-name="P3">Articolo 5. Sul trattamento economico dei soci</text:p>
      <text:p text:style-name="P3"/>
      <text:p text:style-name="P1">La cooperativa effettua lavori principalmente a contratto d'opera. I soci che partecipano al contratto terranno il conto delle ore lavorate, e in base a questo si divideranno i proventi del contratto. Alla cooperativa verra' corrisposta una parte del guadagno, ad integrazione del fondo cassa della cooperativa. <text:s/></text:p>
      <text:p text:style-name="P1"/>
      <text:p text:style-name="P3">Articolo 6. Il ristorno</text:p>
      <text:p text:style-name="P3"/>
      <text:p text:style-name="P1">1. Avendo il ristorno natura di costo di esercizio,deve essere allocato tra i componenti negativi del conto economico del bilancio d’esercizio. In sede di approvazione del bilancio di esercizio l’assemblea, su proposta del consiglio di amministrazione, potrà deliberare l’erogazione di ristorni.</text:p>
      <text:p text:style-name="P1">Può darsi luogo la ripartizione di somme a titolo di ristorno solo in presenza di un utile di esercizio e comunque a condizione che da tale attribuzione non derivi una perdita alla Società. La ripartizione dei ristorni è ammessa esclusivamente nei limiti dell’avanzo di gestione generato dall’attività mutualistica svolta con i soci e determinato secondo le prescrizioni legislative e le istruzioni ministeriali in atto.Inoltre, secondo quanto previsto dall’articolo 3, comma secondo, lett. B), della Legge n. 142 del 2001, è fatto divieto alla cooperativa di distribuire ristorni in misura superiore al 30% dei trattamenti retributivi complessivi corrisposti al socio lavoratore, considerando come tali i trattamenti economici determinati dal Regolamento interno della cooperativa ex lege 142/2001. L’erogazione potrà avvenire, in base alle decisioni dell’assemblea, mediante: -integrazioni dei compensi - aumento gratuito del capitale sociale. </text:p>
      <text:p text:style-name="P1"/>
      <text:p text:style-name="P4"><text:span text:style-name="T1">La ripartizione dei ristorni deve essere effettuata sulla base della quantità e qualità degli scambi </text:span><text:span text:style-name="T1">mutualistici realizzati dai soci cooperatori con la cooperativa. Tali criteri possono essere </text:span><text:span text:style-name="T1">variamente combinati tra loro, anche in considerazione delle diverse tipologie di rapporti di lavoro presenti in cooperativa e disciplinati nel Regolamento interno ex lege142/2001, purché sia in ogni caso rispettato il principio di parità di trattamento dei soci, previsto dall’articolo 2516 C.C. Stante ciò, la ripartizione del ristorno ai singoli soci dovrà, in ogni caso, essere effettuata considerando la quantità e qualità degli scambi mutualistici.</text:span></text:p>
      <text:p text:style-name="P1"/>
      <text:p text:style-name="P1">Sulle proposte inerenti i ristorni, l’organo amministrativo deve espressamente dare atto nella nota integrativa, nonché nella relazione sulla gestione,nell’ambito della relazione sul carattere mutualistico della cooperativa, di cui all’articolo2545 c.c. . </text:p>
      <text:p text:style-name="P1"/>
      <text:p text:style-name="P1">L’assemblea dei soci, in sede di approvazione del bilancio, delibera sull’entità e sulle modalità di determinazione dei ristorni, in base alla proposta formulata dall’organo amministrativo nel progetto di bilancio. Inoltre, l’assemblea dei soci delibera sulle modalità di erogazione dei ristorni, che possono essere liquidati direttamente o indirettamente. E’ tuttavia ammissibile anche l’erogazione dei ristorni in forma mista. Nel caso di erogazione diretta, la cooperativa liquida il ristorno mediante <text:soft-page-break/>una prestazione in denaro,ad integrazione della remunerazione percepita dal socio nel corso dell’anno . Nel caso di erogazione indiretta, la cooperativa liquida il ristorno attraverso un aumento del capitale sociale in favore del socio. L’aumento della partecipazione sociale può essere deliberato attraverso l’emissione di nuove azioni, oppure attraverso l’aumento del valore della quota sociale già posseduta dal socio, ovvero mediante l’emissione di azioni di sovvenzione, azioni di partecipazione cooperativa o di strumenti finanziari in favore del socio, qualora previsti nello statuto. In ogni caso, non si applicano i limiti massimi di partecipazione sociale contenuti nell’articolo 2525C.C. .</text:p>
      <text:p text:style-name="P1"/>
      <text:p text:style-name="P1">L’assemblea dei soci può deliberare specifiche modalità e termini di pagamento dei ristorni, in conseguenza di particolari esigenze economiche e finanziarie della cooperativa. </text:p>
      <text:p text:style-name="P1"/>
      <text:p text:style-name="P3">Articolo 7. Crisi Aziendale</text:p>
      <text:p text:style-name="P3"/>
      <text:p text:style-name="P1">Qualora si verifichi una grave crisi aziendale dovuta a contrazione dell’attività, crisi settoriali e/o di mercato, problemi finanziari, mancato incasso di crediti o altri motivi di analoga gravità, il consiglio di amministrazione convocherà tempestivamente l’assemblea ordinaria dei soci predisponendo le proposte per affrontare la situazione.</text:p>
      <text:p text:style-name="P1">L’assemblea, ai sensi dell’art. 6 L. 142/2001 potrà deliberare un piano di intervento. Durante il periodo di crisi aziendale non sarà possibile effettuare il ristorno di cui all’articolo 10 e non potranno essere distribuiti eventuali utili. Il piano di intervento potrà prevedere forme di apporto anche economiche, stabilite dall'assemblea stessa.</text:p>
      <text:p text:style-name="P1"/>
      <text:p text:style-name="P3">Articolo 8. Distribuzione del lavoro</text:p>
      <text:p text:style-name="P3"/>
      <text:p text:style-name="P4"><text:span text:style-name="T1">1. La cooperativa provvede, tramite la propria organizzazione, all'acquisizione del lavoro e alla relativa ridistribuzione a ogni socio in base alla professionalità posseduta e al grado di responsabilità acquisita. Tale ripartizione dovrà essere effettuata, in base ai criteri di cui al </text:span><text:span text:style-name="T1">presente comma, con la massima equità. La cooperativa si adopererà per favorire, </text:span><text:span text:style-name="T1">compatibilmente con le esigenze di servizio, il massimo di lavoro possibile per i soci privilegiando l’occupazione di quelle figure professionali maggiormente rispondenti alle richieste della committenza o del lavoro. Gli stessi criteri saranno utilizzati al momento dell’ammissione al lavoro nel caso in cui il numero dei soci in attesa di lavoro sia superiore ai posti disponibili. A seguito di riduzione o mancanza momentanea di lavoro, si può comunque verificare il caso di soci ammessi che non possono esercitare la loro attività per mancanza di lavoro o possono esercitarla soltanto saltuariamente. 2. Le norme di cui al presente articolo sono applicate a tutti i soci. <text:s/></text:span></text:p>
      <text:p text:style-name="P1"/>
      <text:p text:style-name="P3">Articolo 9. Proposta di lavoro</text:p>
      <text:p text:style-name="P3"/>
      <text:p text:style-name="P1">Le proposte di lavoro verranno comunicate e discusse tra i soci. A norma dell'art. 1 della L 142/2001 i soci definiranno la tipologia del contratto piu' adeguato al lavoro da affrontare, formalizzeranno il contratto stesso e lo stipuleranno. </text:p>
      <text:p text:style-name="P1">Il Socio lavoratore al momento della stipula del contratto dovrà presentare alla Cooperativa i seguenti documenti : -documento d’identità valido; -codice fiscale; Il consiglio di amministrazione è delegato a predisporre, per ogni tipo di contratto l’elenco dei documenti richiesti. Il socio è inoltre tenuto a comunicare tempestivamente tutte le successive variazioni.</text:p>
      <text:p text:style-name="P1"/>
      <text:p text:style-name="P1">Prima della stipula del contratto il lavoratore ha il diritto-dovere di informarsi a fondo sull’organizzazione del lavoro che andrà a svolgere, fruendo prima di tutto della collaborazione e delle indicazioni degli altri soci ed anche attraverso l’osservazione diretta e guidata dello svolgimento delle attività.</text:p>
      <text:p text:style-name="P1"><text:soft-page-break/></text:p>
      <text:p text:style-name="P1">Il trattamento dei dati personali verrà attuato nel rispetto delle disposizioni contenute nel D. Lgs. 196/2003 (norme sulla privacy).</text:p>
      <text:p text:style-name="P1"><text:s/></text:p>
      <text:p text:style-name="P3">Articolo 10. Partecipazione</text:p>
      <text:p text:style-name="P3"/>
      <text:p text:style-name="P1">Ogni socio deve attenersi alle delibere degli organi sociali della cooperativa. I soci sono tenuti a </text:p>
      <text:p text:style-name="P1">partecipare alle riunioni e alle assemblee indette dal consiglio di amministrazione. </text:p>
      <text:p text:style-name="P1"/>
      <text:p text:style-name="P3">Articolo 11. Organizzazione del lavoro</text:p>
      <text:p text:style-name="P3"/>
      <text:p text:style-name="P1">La cooperativa nasce con la prerogativa di mettere i soci lavoratori in grado di organizzarsi il lavoro nel rispetto della piena autonomia e responsabilita'. La collaborazione tra i soci ne e' il risultato e da questo scaturisce una modalita' di organizzazione del lavoro frutto della libera determinazione dei soci. Se necessario i soci potranno nominare, per semplificare la relazione con un committente dei lavori, un referente cui il committente potra' fare riferimento per eventuali comunicazioni, fermo restando che la nomina di referente non attribuisce nessuna prerogativa in capo a chi la ricev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ntarell" svg:font-family="Cantarell" style:font-pitch="variable"/>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it" fo:country="IT" style:letter-kerning="true" style:font-name-asian="DejaVu Sans Condensed"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098in" fo:margin-bottom="0.5098in" fo:margin-left="0.5098in" fo:margin-right="0.509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8-26T17:02:06</meta:creation-date>
    <meta:editing-duration>P0D</meta:editing-duration>
    <meta:editing-cycles>1</meta:editing-cycles>
    <meta:generator>OpenOffice/4.1.5$FreeBSD/amd64 OpenOffice.org_project/415m1$Build-9789</meta:generator>
    <meta:document-statistic meta:table-count="0" meta:image-count="0" meta:object-count="0" meta:page-count="4" meta:paragraph-count="49" meta:word-count="1604" meta:character-count="11285"/>
  </office:meta>
</office:document-meta>
</file>